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9">
            <text:p>19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1-04_02-13-26_000.jpg</text:p>
          </table:table-cell>
          <table:table-cell table:style-name="ce26" office:value-type="string">
            <text:p>:m :PHOTO 寝た時刻 / 2022 / オナニー、未了、duration=30?m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寝た時刻 / 2022 / オナニー、未了、duration=30?m時間ぐらい,other=~">
            <text:p>:m :PHOTO 寝た時刻 / 2022 / オナニー、未了、duration=30?m時間ぐらい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3-01-04_11-13-10_000.jpg</text:p>
          </table:table-cell>
          <table:table-cell table:style-name="ce26" office:value-type="string">
            <text:p>:m #*# RES / JVEMV6 64#228_minzoku_sisoo / 『現代日本思想大系　第３０巻　民俗の思想』 著者=南方熊楠（この章の著者）,校注=~ / p.92 / w=熊野川；丁（長さの単位）；竜神山(読み方、不詳),topic=,publisher=~,other=作図：和歌山県：南部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#*# RES / JVEMV6 64#228_minzoku_sisoo / 『現代日本思想大系　第３０巻　民俗の思想』 著者=南方熊楠（この章の著者）,校注=~ / p.92 / w=熊野川；丁（長さの単位）；竜神山(読み方、不詳),topic=,publisher=~,other=作図：和歌山県：南部">
            <text:p>:m #*# RES / JVEMV6 64#228_minzoku_sisoo / 『現代日本思想大系　第３０巻　民俗の思想』 著者=南方熊楠（この章の著者）,校注=~ / p.92 / w=熊野川；丁（長さの単位）；竜神山(読み方、不詳),topic=,publisher=~,other=作図：和歌山県：南部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1-03_13-23-2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1-03_21-14-3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0" office:value-type="string">
            <text:p>2023-01-03_22-46-02_000.jpg</text:p>
          </table:table-cell>
          <table:table-cell table:style-name="ce26" office:value-type="string">
            <text:p>:PHOTO 記録 / location=~ / topic=使い始め：水筒ボトル / for=~ / occasion=~,other=蓋の色：臙脂色[えんじ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1-03_16-22-47_000.jpg</text:p>
          </table:table-cell>
          <table:table-cell table:style-name="ce26" office:value-type="string">
            <text:p>:PHOTO 記録しておきたいもの / location:photo=自室：ベランダ, location:target=ベランダ：プランター： / subject=オギ（推定）や他の草に、夕陽が当たっている / content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しておきたいもの / location:photo=自室：ベランダ, location:target=ベランダ：プランター： / subject=オギ（推定）や他の草に、夕陽が当たっている / content=~,other=~">
            <text:p>:PHOTO 記録しておきたいもの / location:photo=自室：ベランダ, location:target=ベランダ：プランター： / subject=オギ（推定）や他の草に、夕陽が当たっている / content=~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1-03_16-22-49_000.jpg</text:p>
          </table:table-cell>
          <table:table-cell table:style-name="ce26" office:value-type="string">
            <text:p>:PHOTO 記録しておきたいもの / location:photo=自室：ベランダ, location:target=ベランダ：プランター： / subject=オギ（推定）や他の草に、夕陽が当たっている / content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しておきたいもの / location:photo=自室：ベランダ, location:target=ベランダ：プランター： / subject=オギ（推定）や他の草に、夕陽が当たっている / content=~,other=~">
            <text:p>:PHOTO 記録しておきたいもの / location:photo=自室：ベランダ, location:target=ベランダ：プランター： / subject=オギ（推定）や他の草に、夕陽が当たっている / content=~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1-03_16-22-56_000.jpg</text:p>
          </table:table-cell>
          <table:table-cell table:style-name="ce26" office:value-type="string">
            <text:p>:PHOTO 記録しておきたいもの / location:photo=自室：ベランダ, location:target=ベランダ：プランター： / subject=オギ（推定）や他の草に、夕陽が当たっている / content=~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しておきたいもの / location:photo=自室：ベランダ, location:target=ベランダ：プランター： / subject=オギ（推定）や他の草に、夕陽が当たっている / content=~,other=~">
            <text:p>:PHOTO 記録しておきたいもの / location:photo=自室：ベランダ, location:target=ベランダ：プランター： / subject=オギ（推定）や他の草に、夕陽が当たっている / content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1-03_16-23-03_000.jpg</text:p>
          </table:table-cell>
          <table:table-cell table:style-name="ce26" office:value-type="string">
            <text:p>:PHOTO 記録しておきたいもの / location:photo=自室：ベランダ, location:target=ベランダ：プランター： / subject=オギ（推定）や他の草に、夕陽が当たっている / content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しておきたいもの / location:photo=自室：ベランダ, location:target=ベランダ：プランター： / subject=オギ（推定）や他の草に、夕陽が当たっている / content=~,other=~">
            <text:p>:PHOTO 記録しておきたいもの / location:photo=自室：ベランダ, location:target=ベランダ：プランター： / subject=オギ（推定）や他の草に、夕陽が当たっている / content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1-03_16-23-11_000.jpg</text:p>
          </table:table-cell>
          <table:table-cell table:style-name="ce26" office:value-type="string">
            <text:p>:PHOTO 記録しておきたいもの / location:photo=自室：ベランダ, location:target=ベランダから見た、太陽 / subject=夕陽：沈みかけている太陽 / content=~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しておきたいもの / location:photo=自室：ベランダ, location:target=ベランダから見た、太陽 / subject=夕陽：沈みかけている太陽 / content=~,other=~">
            <text:p>:PHOTO 記録しておきたいもの / location:photo=自室：ベランダ, location:target=ベランダから見た、太陽 / subject=夕陽：沈みかけている太陽 / content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1-03_16-23-21_000.jpg</text:p>
          </table:table-cell>
          <table:table-cell table:style-name="ce26" office:value-type="string">
            <text:p>:PHOTO 記録しておきたいもの / location:photo=自室：ベランダ, location:target=ベランダから見た、太陽 / subject=夕陽：沈みかけている太陽 / content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しておきたいもの / location:photo=自室：ベランダ, location:target=ベランダから見た、太陽 / subject=夕陽：沈みかけている太陽 / content=~,other=~">
            <text:p>:PHOTO 記録しておきたいもの / location:photo=自室：ベランダ, location:target=ベランダから見た、太陽 / subject=夕陽：沈みかけている太陽 / content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10" office:value-type="string">
            <text:p>2023-01-04_07-52-4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1-03_12-29-58_000.jpg</text:p>
          </table:table-cell>
          <table:table-cell table:style-name="ce26" office:value-type="string">
            <text:p>:m #*# RES / JVEMV6 64#228_minzoku_sisoo / 『現代日本思想大系　第３０巻　民俗の思想』 著者=南方熊楠（この章の著者）,校注=~ / p.90 / w=日高川；日高町,topic=,publisher=~,other=作図：和歌山県：南西部；memo+:「里」。長さの単位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#*# RES / JVEMV6 64#228_minzoku_sisoo / 『現代日本思想大系　第３０巻　民俗の思想』 著者=南方熊楠（この章の著者）,校注=~ / p.90 / w=日高川；日高町,topic=,publisher=~,other=作図：和歌山県：南西部；memo+:「里」。長さの単位">
            <text:p>:m #*# RES / JVEMV6 64#228_minzoku_sisoo / 『現代日本思想大系　第３０巻　民俗の思想』 著者=南方熊楠（この章の著者）,校注=~ / p.90 / w=日高川；日高町,topic=,publisher=~,other=作図：和歌山県：南西部；memo+:「里」。長さの単位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3-01-03_14-36-09_000.jpg</text:p>
          </table:table-cell>
          <table:table-cell table:style-name="ce26" office:value-type="string">
            <text:p>:m #*# RES / free# S87DP9 記事読み / id=M5NK(browser=tor) / media=ptv / theme=イラン：原油：収入,content=２０２３年：予想：27-billion-USD；日本：原油：輸入：金額；日本：原油：輸入元；イラン：GDP / genre=economy:strana:ekonomika / other=bookmark+;file+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#*# RES / free# S87DP9 記事読み / id=M5NK(browser=tor) / media=ptv / theme=イラン：原油：収入,content=２０２３年：予想：27-billion-USD；日本：原油：輸入：金額；日本：原油：輸入元；イラン：GDP / genre=economy:strana:ekonomika / other=bookmark+;file+">
            <text:p>:m #*# RES / free# S87DP9 記事読み / id=M5NK(browser=tor) / media=ptv / theme=イラン：原油：収入,content=２０２３年：予想：27-billion-USD；日本：原油：輸入：金額；日本：原油：輸入元；イラン：GDP / genre=economy:strana:ekonomika / other=bookmark+;file+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 office:value-type="string">
            <text:p>2023-01-03_18-04-11_000.jpg</text:p>
          </table:table-cell>
          <table:table-cell table:style-name="ce26" office:value-type="string">
            <text:p>:m RES 1*2 / free# JVEMV6 83#_75:1 / 83. chemistry / topics=物理化学：熱力学,w=孤立系；エンタルピー；仕事（用語、物理学）,s=~,i=~,other=,next=,doc=r-1-1~1.3:『読み物　物理化学』:p.45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7" office:value-type="string">
            <text:p>2023-01-03_18-04-24_000.jpg</text:p>
          </table:table-cell>
          <table:table-cell table:style-name="ce26" office:value-type="string">
            <text:p>:m RES 2*2 / free# JVEMV6 83#_75:1 / 83. chemistry / topics=物理化学：熱力学,w=単体；標準状態；,s=~,i=~,other=,next=,doc=r-1-1~1.3:『読み物　物理化学』:p.47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RES 2*2 / free# JVEMV6 83#_75:1 / 83. chemistry / topics=物理化学：熱力学,w=単体；標準状態；,s=~,i=~,other=,next=,doc=r-1-1~1.3:『読み物　物理化学』:p.47">
            <text:p>:m RES 2*2 / free# JVEMV6 83#_75:1 / 83. chemistry / topics=物理化学：熱力学,w=単体；標準状態；,s=~,i=~,other=,next=,doc=r-1-1~1.3:『読み物　物理化学』:p.47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1-03_18-05-11_000.jpg</text:p>
          </table:table-cell>
          <table:table-cell table:style-name="ce26" office:value-type="string">
            <text:p>:m #*# / memo:other(m:other) / topic=習字, about=,other=,id=~,content=和;歌;高;御;坊;有;田;回;転;町;多;摩;神;奈;単;合;際;成;熟;体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m #*# / memo:other(m:other) / topic=習字, about=,other=,id=~,content=和;歌;高;御;坊;有;田;回;転;町;多;摩;神;奈;単;合;際;成;熟;体;">
            <text:p>:m #*# / memo:other(m:other) / topic=習字, about=,other=,id=~,content=和;歌;高;御;坊;有;田;回;転;町;多;摩;神;奈;単;合;際;成;熟;体;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1-03_18-50-09_000.jpg</text:p>
          </table:table-cell>
          <table:table-cell table:style-name="ce26" office:value-type="string">
            <text:p>:m #*# RES / JVEMV6 64#229_hattatsu_sugao / 『発達障害の素顔』 著者=山口真美,校注=~ / p.65 / w=外側膝状体；錐体細胞,topic=~,publisher=~,other=session-id.A1XT,memo+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m #*# RES / JVEMV6 64#229_hattatsu_sugao / 『発達障害の素顔』 著者=山口真美,校注=~ / p.65 / w=外側膝状体；錐体細胞,topic=~,publisher=~,other=session-id.A1XT,memo+">
            <text:p>:m #*# RES / JVEMV6 64#229_hattatsu_sugao / 『発達障害の素顔』 著者=山口真美,校注=~ / p.65 / w=外側膝状体；錐体細胞,topic=~,publisher=~,other=session-id.A1XT,memo+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8" office:value-type="string">
            <text:p>2023-01-04_01-15-52_000.jpg</text:p>
          </table:table-cell>
          <table:table-cell table:style-name="ce26" office:value-type="string">
            <text:p>:m #*# RES / free / res-id=JVR6 / theme=濃度に関する研究 / genre=chemistry:osnovy,content=焼酎に、お湯を加える。結果する濃度、如何 / session-number=~ / doc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string" office:string-value=":m #*# RES / free / res-id=JVR6 / theme=濃度に関する研究 / genre=chemistry:osnovy,content=焼酎に、お湯を加える。結果する濃度、如何 / session-number=~ / doc=~,other=~">
            <text:p>:m #*# RES / free / res-id=JVR6 / theme=濃度に関する研究 / genre=chemistry:osnovy,content=焼酎に、お湯を加える。結果する濃度、如何 / session-number=~ / doc=~,other=~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2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9">
            <text:p>1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2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4">2023/01/04</text:date>, <text:time>13:10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04T13:10:12.75</dc:date>
    <dc:creator>iwabuchi ken</dc:creator>
    <meta:editing-duration>P52DT18H12M3S</meta:editing-duration>
    <meta:editing-cycles>16927</meta:editing-cycles>
    <meta:document-statistic meta:table-count="2" meta:cell-count="929" meta:object-count="0"/>
    <meta:user-defined meta:name="qrichtext">1</meta:user-defined>
  </office:meta>
</office:document-meta>
</file>